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1696" calcext:value-type="float">
            <text:p>67.6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7312" calcext:value-type="float">
            <text:p>67.6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8856" calcext:value-type="float">
            <text:p>67.8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0736" calcext:value-type="float">
            <text:p>67.6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4264" calcext:value-type="float">
            <text:p>67.6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0632" calcext:value-type="float">
            <text:p>67.5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3408" calcext:value-type="float">
            <text:p>67.6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609103332901</text:p>
          </table:table-cell>
          <table:table-cell office:value-type="string" calcext:value-type="string">
            <text:p>27N 53W 30CD:G-11463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5872" calcext:value-type="float">
            <text:p>67.5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